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6fe6e" officeooo:paragraph-rsid="0006fe6e"/>
    </style:style>
    <style:style style:name="P2" style:family="paragraph" style:parent-style-name="Text_20_body">
      <style:text-properties officeooo:paragraph-rsid="00075e90"/>
    </style:style>
    <style:style style:name="P3" style:family="paragraph" style:parent-style-name="Text_20_body">
      <style:text-properties officeooo:rsid="000a2e43" officeooo:paragraph-rsid="000a2e43"/>
    </style:style>
    <style:style style:name="P4" style:family="paragraph" style:parent-style-name="Heading_20_1">
      <style:text-properties officeooo:rsid="00075e90" officeooo:paragraph-rsid="00075e90"/>
    </style:style>
    <style:style style:name="P5" style:family="paragraph" style:parent-style-name="Preformatted_20_Text">
      <style:text-properties officeooo:rsid="000a2e43" officeooo:paragraph-rsid="000a2e43"/>
    </style:style>
    <style:style style:name="T1" style:family="text">
      <style:text-properties officeooo:rsid="00075e90"/>
    </style:style>
    <style:style style:name="T2" style:family="text">
      <style:text-properties fo:font-style="italic" officeooo:rsid="00075e90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75e90" style:font-style-asian="normal" style:font-style-complex="normal"/>
    </style:style>
    <style:style style:name="T5" style:family="text">
      <style:text-properties fo:font-style="normal" officeooo:rsid="00096155" style:font-style-asian="normal" style:font-style-complex="normal"/>
    </style:style>
    <style:style style:name="T6" style:family="text">
      <style:text-properties fo:font-style="normal" officeooo:rsid="000a2e43" style:font-style-asian="normal" style:font-style-complex="normal"/>
    </style:style>
    <style:style style:name="T7" style:family="text">
      <style:text-properties fo:font-size="10pt" fo:font-style="normal" officeooo:rsid="00075e90" style:font-size-asian="10pt" style:font-style-asian="normal" style:font-size-complex="10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äyttöohje</text:p>
      <text:h text:style-name="P4" text:outline-level="1">Graafinen käyttöliittymä</text:h>
      <text:p text:style-name="P2">…</text:p>
      <text:h text:style-name="P4" text:outline-level="1">Komentoriviargumentit</text:h>
      <text:p text:style-name="P2">-<text:span text:style-name="T1">i<text:tab/>Syötetiedosto</text:span></text:p>
      <text:p text:style-name="P2">-<text:span text:style-name="T1">o<text:tab/>Tulosteen tallennuskansio (piirretyt polut)</text:span></text:p>
      <text:p text:style-name="P2">-<text:span text:style-name="T1">s<text:tab/>Reitinetsinnän aloituspiste, muotoa </text:span><text:span text:style-name="T2">x,y</text:span></text:p>
      <text:p text:style-name="P2"><text:span text:style-name="T4">-g<text:tab/>Reitinetsinnän lopetuspiste, muotoa </text:span><text:span text:style-name="T2">x,y</text:span></text:p>
      <text:p text:style-name="P2"><text:span text:style-name="T4">-t<text:tab/>Aikaraja algoritmin suoritukselle sekunteina</text:span></text:p>
      <text:p text:style-name="P2"><text:span text:style-name="T4">-c<text:tab/>Kuinka monta kertaa algoritmi tai algoritmit suoritetaan</text:span></text:p>
      <text:p text:style-name="P2"><text:span text:style-name="T4">-a<text:tab/>Suoritettava algoritmi. Ilman tätä argumenttia ohjelma suorittaa kaikki tuntemansa algorimit.<text:line-break/><text:tab/>Sallitut vaihtoedot:<text:line-break/><text:tab/><text:tab/></text:span><text:span text:style-name="T7">A_STAR<text:line-break/><text:tab/><text:tab/>DIJKSTRA<text:line-break/><text:tab/><text:tab/>JUMP_POINT_SEARCH<text:line-break/><text:tab/><text:tab/>BREADTH_FIRST_SEARCH<text:line-break/><text:tab/><text:tab/>DEPTH_FIRST_SEARCH</text:span></text:p>
      <text:p text:style-name="P2"><text:span text:style-name="T4">--less<text:tab/>Tämän argumentin ollessa asetettu, ohjelma tulostaa vain suoritukseen kuluneet ajat.</text:span></text:p>
      <text:p text:style-name="P2"><text:span text:style-name="T4"/></text:p>
      <text:p text:style-name="P2"><text:span text:style-name="T4">Ohjelmalle on</text:span><text:span text:style-name="T5"> anne</text:span><text:span text:style-name="T4">ttava </text:span><text:span text:style-name="T5">vähintään </text:span><text:span text:style-name="T4">syötetiedosto sekä aloitus- ja lopetuspisteet. </text:span><text:span text:style-name="T5">Muut argumentit ovat valinnaisia.</text:span></text:p>
      <text:p text:style-name="P3"><text:span text:style-name="T5">E</text:span><text:span text:style-name="T3">simerkkejä:</text:span></text:p>
      <text:p text:style-name="Preformatted_20_Text"><text:span text:style-name="T3">java -jar </text:span><text:span text:style-name="T6">Tiralabra.jar -i input.png -s 0,0 -g 199,199</text:span></text:p>
      <text:p text:style-name="P5"><text:span text:style-name="T3">java -jar Tiralabra.jar -i input.png -o output -s 0,0 -g 199,199 -t 10</text:span></text:p>
      <text:p text:style-name="P5"><text:span text:style-name="T3">java -jar Tiralabra.jar -i input.png -s 0,0 -g 199,199 -c 10 -a DIJKSTRA --le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fo:line-height="200%" style:page-number="auto">
        <style:tab-stops/>
      </style:paragraph-properties>
      <style:text-properties style:font-name="Liberation Mono" fo:font-family="'Liberation Mono'" style:font-family-generic="modern" style:font-pitch="fixed" fo:font-size="8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8:53:53.259000000</meta:creation-date>
    <dc:date>2015-02-12T17:48:14.865000000</dc:date>
    <meta:editing-duration>PT8M45S</meta:editing-duration>
    <meta:editing-cycles>5</meta:editing-cycles>
    <meta:generator>LibreOffice/4.2.1.1$Windows_x86 LibreOffice_project/d7dbbd7842e6a58b0f521599204e827654e1fb8b</meta:generator>
    <meta:document-statistic meta:table-count="0" meta:image-count="0" meta:object-count="0" meta:page-count="1" meta:paragraph-count="17" meta:word-count="123" meta:character-count="930" meta:non-whitespace-character-count="930"/>
  </office:meta>
</office:document-meta>
</file>